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7.8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2cm solid #000000" fo:border-left="none" fo:border-right="0.002cm solid #000000" fo:border-top="none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Units" table:style-name="ta1" table:print="false">
        <table:table-column table:style-name="co1" table:number-columns-repeated="5" table:default-cell-style-name="Default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LP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P</text:p>
          </table:table-cell>
          <table:table-cell table:style-name="ce3" office:value-type="string">
            <text:p>MD</text:p>
          </table:table-cell>
          <table:table-cell table:style-name="ce3" office:value-type="string">
            <text:p>Koeffizient</text:p>
          </table:table-cell>
          <table:table-cell table:style-name="ce5" office:value-type="string">
            <text:p>Cost</text:p>
          </table:table-cell>
          <table:table-cell table:style-name="ce3" office:value-type="string">
            <text:p>Unitname</text:p>
          </table:table-cell>
          <table:table-cell table:style-name="ce1" office:value-type="string">
            <text:p>Description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number-columns-repeated="3" table:style-name="ce2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SUM([.A2:.F2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Lowes possible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table:formula="of:=SUM([.A3:.F3])" office:value-type="float" office:value="21">
            <text:p>2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Lowes playable</text:p>
          </table:table-cell>
          <table:table-cell table:style-name="ce1" office:value-type="string">
            <text:p>low change of surviving a hit, slow and bad stats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table:formula="of:=SUM([.A4:.F4])" office:value-type="float" office:value="27">
            <text:p>2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style-name="ce4" table:formula="of:=SUM([.A5:.F5])" office:value-type="float" office:value="47">
            <text:p>47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Ghoul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6:.F6])" office:value-type="float" office:value="40">
            <text:p>40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Direwolf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table:formula="of:=SUM([.A7:.F7])" office:value-type="float" office:value="55">
            <text:p>5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Blood Knight</text:p>
          </table:table-cell>
          <table:table-cell table:number-columns-repeated="10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3" office:value-type="float" office:value="12">
            <text:p>12</text:p>
          </table:table-cell>
          <table:table-cell table:style-name="ce3" table:formula="of:=SUM([.A8:.F8])" office:value-type="float" office:value="65">
            <text:p>65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Bloodmage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" table:number-columns-repeated="4"/>
          <table:table-cell table:style-name="ce1"/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10:.F10])" office:value-type="float" office:value="27">
            <text:p>27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Peasant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formula="of:=SUM([.A11:.F11])" office:value-type="float" office:value="32">
            <text:p>3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own-Guard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8">
            <text:p>8</text:p>
          </table:table-cell>
          <table:table-cell table:style-name="ce4" table:formula="of:=SUM([.A12:.F12])" office:value-type="float" office:value="50">
            <text:p>50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Knight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table:formula="of:=SUM([.A13:.F13])" office:value-type="float" office:value="45">
            <text:p>45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leric</text:p>
          </table:table-cell>
          <table:table-cell table:number-columns-repeated="10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formula="of:=SUM([.A14:.F14])" office:value-type="float" office:value="54">
            <text:p>54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Aristocrat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 table:number-columns-repeated="5"/>
          <table:table-cell table:style-name="ce3" table:number-columns-repeated="4"/>
          <table:table-cell table:style-name="ce1"/>
          <table:table-cell table:number-columns-repeated="1014"/>
        </table:table-row>
        <table:table-row table:style-name="ro2">
          <table:table-cell table:number-columns-repeated="5"/>
          <table:table-cell table:style-name="ce4"/>
          <table:table-cell table:style-name="ce4" table:formula="of:=SUM([.A16:.F16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4"/>
          <table:table-cell table:style-name="ce4" table:formula="of:=SUM([.A17:.F17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number-columns-repeated="5"/>
          <table:table-cell table:style-name="ce4"/>
          <table:table-cell table:style-name="ce4" table:formula="of:=SUM([.A18:.F18])" office:value-type="float" office:value="0">
            <text:p>0</text:p>
          </table:table-cell>
          <table:table-cell table:style-name="ce4" table:number-columns-repeated="2"/>
          <table:table-cell table:number-columns-repeated="1015"/>
        </table:table-row>
        <table:table-row table:style-name="ro2" table:number-rows-repeated="2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ldgain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Startinggold</text:p>
          </table:table-cell>
          <table:table-cell office:value-type="float" office:value="50">
            <text:p>50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Passive Income</text:p>
          </table:table-cell>
          <table:table-cell/>
        </table:table-row>
        <table:table-row table:style-name="ro1">
          <table:table-cell office:value-type="string">
            <text:p>Mainbuilding</text:p>
          </table:table-cell>
          <table:table-cell office:value-type="string">
            <text:p>10 Per turn</text:p>
          </table:table-cell>
        </table:table-row>
        <table:table-row table:style-name="ro1">
          <table:table-cell office:value-type="string">
            <text:p>Clerics</text:p>
          </table:table-cell>
          <table:table-cell office:value-type="string">
            <text:p>0 to 9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string">
            <text:p>0 to 15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Active Income</text:p>
          </table:table-cell>
          <table:table-cell/>
        </table:table-row>
        <table:table-row table:style-name="ro1">
          <table:table-cell office:value-type="string">
            <text:p>Killing</text:p>
          </table:table-cell>
          <table:table-cell office:value-type="string">
            <text:p>1 per Kill</text:p>
          </table:table-cell>
        </table:table-row>
      </table:table>
      <table:table table:name="Buildings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6.04.2021</text:date>, <text:time>14:34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milie Zeßin</meta:initial-creator>
    <meta:creation-date>2021-04-06T13:34:59.63</meta:creation-date>
    <dc:date>2021-04-06T14:34:06.14</dc:date>
    <dc:creator>Familie Zeßin</dc:creator>
    <meta:editing-duration>PT41M44S</meta:editing-duration>
    <meta:editing-cycles>2</meta:editing-cycles>
    <meta:generator>OpenOffice/4.1.8$Win32 OpenOffice.org_project/418m3$Build-9803</meta:generator>
    <meta:document-statistic meta:table-count="3" meta:cell-count="134" meta:object-count="0"/>
  </office:meta>
</office:document-meta>
</file>